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justify" fo:margin-bottom="10.00pt"/>
    </style:style>
    <style:style style:name="P2" style:family="paragraph">
      <style:paragraph-properties fo:line-height="100.00%" fo:text-align="justify" fo:margin-bottom="10.00pt"/>
    </style:style>
    <style:style style:name="P3" style:family="paragraph">
      <style:paragraph-properties fo:line-height="115.00%" fo:text-align="justify" fo:margin-bottom="10.00pt"/>
    </style:style>
  </office:automatic-styles>
  <office:body>
    <office:text>
      <text:p text:style-name="P1"><text:span text:style-name="T1">Laboratorio de git</text:span></text:p>
      <text:p text:style-name="P1"><text:span text:style-name="T1">Juan David Rodas Barco</text:span></text:p>
      <text:p text:style-name="P1"><text:span text:style-name="T1">En este laboratorio veremos el manejo de git, una herramienta de control de versionamiento que proporciona a los desarrolladores trabajar, colaborar y versionar software que crean, esto nos da una forma mas clara y permite controlar las versiones de los programas que se crean, esta herramienta es utilizada por el creador del kernel de linux y creador de git Linus Torvalds </text:span></text:p>
      <text:p text:style-name="P1"><text:span text:style-name="T1"/></text:p>
      <text:p text:style-name="P1"><text:span text:style-name="T1">Primeros pasos</text:span></text:p>
      <text:p text:style-name="P1"><text:span text:style-name="T1">Instalar GIt: Usare la herramienta portable ya que no trabajo en mi maquina pero en este<text:s text:c="2"/>este laboratorio de git mostraremos los comandos que se utilizaran para usar esta maravillosa herramienta.</text:span></text:p>
      <text:p text:style-name="P2"><draw:frame text:anchor-type="as-char" svg:width="146.58mm" svg:height="79.90mm" style:rel-width="scale" style:rel-height="scale"><draw:object-ole xlink:href="OleObj1"/><draw:image xlink:href="ObjectReplacements/OleObj1"/></draw:frame><text:span text:style-name="T1"/></text:p>
      <text:p text:style-name="P3"><text:span text:style-name="T1">Comandos de git:</text:span></text:p>
      <text:p text:style-name="P3"><text:span text:style-name="T1">git init: Inicia el repositorio local</text:span></text:p>
      <text:p text:style-name="P3"><text:span text:style-name="T1">git status: Muestra el estado del repositorio</text:span></text:p>
      <text:p text:style-name="P3"><text:span text:style-name="T1">git add: Agrega los archivos del repositorio</text:span></text:p>
      <text:p text:style-name="P3"><text:span text:style-name="T1">git branch: Permite crear las ramas del dispositivo y listarlas segun las que están en el repositorio</text:span></text:p>
      <text:p text:style-name="P3"><text:span text:style-name="T1">git checkout: Verifica la rama en la que se encuentra en el repositorio </text:span></text:p>
      <text:p text:style-name="P3"><text:span text:style-name="T1">git config: Configura el repositorio, nombre, correo, etc</text:span></text:p>
      <text:p text:style-name="P3"><text:span text:style-name="T1">git commit: Agrega comentarios al momento de realizar un cambio</text:span></text:p>
      <text:p text:style-name="P3"><text:span text:style-name="T1">git merge: Combina los cambios hechos por otros desarrolladores en el repositorio actual </text:span></text:p>
      <text:p text:style-name="P3"><text:span text:style-name="T1">git pull: Sube al repositorio remoto de github</text:span></text:p>
      <text:p text:style-name="P3"><text:span text:style-name="T1">git remote: Configura el repositorio remoto de github</text:span></text:p>
      <text:p text:style-name="P3"><text:span text:style-name="T1">git diff: Compara los archivos que se hayan hecho cambios</text:span></text:p>
      <text:p text:style-name="P3"><text:span text:style-name="T1">git log:<text:s text:c="2"/>Muestra los commits realizados en el repositorio local</text:span></text:p>
      <text:p text:style-name="P3"><text:span text:style-name="T1"/></text:p>
      <text:p text:style-name="P3"><text:span text:style-name="T1">Inicio del laboratorio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